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80.36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62.99mm"/>
    </style:style>
    <style:style style:name="co4" style:family="table-column">
      <style:table-column-properties fo:break-before="auto" style:column-width="99.75mm"/>
    </style:style>
    <style:style style:name="co5" style:family="table-column">
      <style:table-column-properties fo:break-before="auto" style:column-width="52.09mm"/>
    </style:style>
    <style:style style:name="co6" style:family="table-column">
      <style:table-column-properties fo:break-before="auto" style:column-width="119.36mm"/>
    </style:style>
    <style:style style:name="co7" style:family="table-column">
      <style:table-column-properties fo:break-before="auto" style:column-width="48.01mm"/>
    </style:style>
    <style:style style:name="co8" style:family="table-column">
      <style:table-column-properties fo:break-before="auto" style:column-width="14.23mm"/>
    </style:style>
    <style:style style:name="co9" style:family="table-column">
      <style:table-column-properties fo:break-before="auto" style:column-width="107.1mm"/>
    </style:style>
    <style:style style:name="co10" style:family="table-column">
      <style:table-column-properties fo:break-before="auto" style:column-width="43.66mm"/>
    </style:style>
    <style:style style:name="co11" style:family="table-column">
      <style:table-column-properties fo:break-before="auto" style:column-width="32.49mm"/>
    </style:style>
    <style:style style:name="co12" style:family="table-column">
      <style:table-column-properties fo:break-before="auto" style:column-width="30.59mm"/>
    </style:style>
    <style:style style:name="co13" style:family="table-column">
      <style:table-column-properties fo:break-before="auto" style:column-width="57.82mm"/>
    </style:style>
    <style:style style:name="co14" style:family="table-column">
      <style:table-column-properties fo:break-before="auto" style:column-width="47.47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89.94mm"/>
    </style:style>
    <style:style style:name="co17" style:family="table-column">
      <style:table-column-properties fo:break-before="auto" style:column-width="54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delinoX3_BOM_Eag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Parts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MOUSER_RE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KU</text:p>
          </table:table-cell>
          <table:table-cell office:value-type="string" calcext:value-type="string">
            <text:p>TP_SIGNAL_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C1, C2, C3, 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ERAMIC-22UF-16V-10%-X7R(1206)</text:p>
          </table:table-cell>
          <table:table-cell office:value-type="string" calcext:value-type="string">
            <text:p>C1206</text:p>
          </table:table-cell>
          <table:table-cell office:value-type="float" office:value="302010182" calcext:value-type="float">
            <text:p>3020101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14, C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ERAMIC-22PF-50V-5%-NPO(0603)</text:p>
          </table:table-cell>
          <table:table-cell office:value-type="string" calcext:value-type="string">
            <text:p>C0603</text:p>
          </table:table-cell>
          <table:table-cell office:value-type="float" office:value="302010143" calcext:value-type="float">
            <text:p>302010143</text:p>
          </table:table-cell>
          <table:table-cell table:number-columns-repeated="3"/>
          <table:table-cell office:value-type="string" calcext:value-type="string">
            <text:p>CC0603JRNPO9BN220</text:p>
          </table:table-cell>
          <table:table-cell table:number-columns-repeated="3"/>
          <table:table-cell office:value-type="string" calcext:value-type="string">
            <text:p>22pf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ERAMIC-1UF-25V-10%-X7R(0603)</text:p>
          </table:table-cell>
          <table:table-cell office:value-type="string" calcext:value-type="string">
            <text:p>C0603</text:p>
          </table:table-cell>
          <table:table-cell office:value-type="float" office:value="302010139" calcext:value-type="float">
            <text:p>302010139</text:p>
          </table:table-cell>
          <table:table-cell table:number-columns-repeated="3"/>
          <table:table-cell office:value-type="string" calcext:value-type="string">
            <text:p>CC0603KRX7R8BB105</text:p>
          </table:table-cell>
          <table:table-cell table:number-columns-repeated="3"/>
          <table:table-cell office:value-type="string" calcext:value-type="string">
            <text:p>1uf</text:p>
          </table:table-cell>
        </table:table-row>
        <table:table-row table:style-name="ro1">
          <table:table-cell office:value-type="string" calcext:value-type="string">
            <text:p>C5, C7, C12, C13, C16, C17, C18, C19, C20, C21, C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ERAMIC-100NF-50V-10%-X7R(0603)</text:p>
          </table:table-cell>
          <table:table-cell office:value-type="string" calcext:value-type="string">
            <text:p>C0603</text:p>
          </table:table-cell>
          <table:table-cell office:value-type="float" office:value="302010138" calcext:value-type="float">
            <text:p>302010138</text:p>
          </table:table-cell>
          <table:table-cell table:number-columns-repeated="3"/>
          <table:table-cell office:value-type="string" calcext:value-type="string">
            <text:p>CC0603KRX7R9BB104</text:p>
          </table:table-cell>
          <table:table-cell table:number-columns-repeated="3"/>
          <table:table-cell office:value-type="string" calcext:value-type="string">
            <text:p>100nf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nf</text:p>
          </table:table-cell>
          <table:table-cell office:value-type="string" calcext:value-type="string">
            <text:p>CERAMIC-22NF-50V-10%-X7R(0603)</text:p>
          </table:table-cell>
          <table:table-cell office:value-type="string" calcext:value-type="string">
            <text:p>C0603</text:p>
          </table:table-cell>
          <table:table-cell office:value-type="float" office:value="302010095" calcext:value-type="float">
            <text:p>302010095</text:p>
          </table:table-cell>
          <table:table-cell table:number-columns-repeated="3"/>
          <table:table-cell office:value-type="string" calcext:value-type="string">
            <text:p>CC0603KRX7R9BB223</text:p>
          </table:table-cell>
          <table:table-cell table:number-columns-repeated="3"/>
          <table:table-cell office:value-type="string" calcext:value-type="string">
            <text:p>22nf</text:p>
          </table:table-cell>
        </table:table-row>
        <table:table-row table:style-name="ro1">
          <table:table-cell office:value-type="string" calcext:value-type="string">
            <text:p>C8, C9, C10, C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ERAMIC-10UF-25V-10%-X5R(0805)</text:p>
          </table:table-cell>
          <table:table-cell office:value-type="string" calcext:value-type="string">
            <text:p>C0805</text:p>
          </table:table-cell>
          <table:table-cell office:value-type="float" office:value="302010178" calcext:value-type="float">
            <text:p>302010178</text:p>
          </table:table-cell>
          <table:table-cell table:number-columns-repeated="3"/>
          <table:table-cell office:value-type="string" calcext:value-type="string">
            <text:p>CC0805KKX5R8BB106</text:p>
          </table:table-cell>
          <table:table-cell table:number-columns-repeated="3"/>
          <table:table-cell office:value-type="string" calcext:value-type="string">
            <text:p>10uf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VS-DIODE-SZOPL-SMBJ15CA-13-F</text:p>
          </table:table-cell>
          <table:table-cell office:value-type="string" calcext:value-type="string">
            <text:p>DO-214AA</text:p>
          </table:table-cell>
          <table:table-cell office:value-type="string" calcext:value-type="string">
            <text:p>SMBJ15CA-13-F</text:p>
          </table:table-cell>
          <table:table-cell table:number-columns-repeated="3"/>
          <table:table-cell office:value-type="string" calcext:value-type="string">
            <text:p>SMBJ15CA-13-F</text:p>
          </table:table-cell>
          <table:table-cell/>
          <table:table-cell office:value-type="string" calcext:value-type="string">
            <text:p>SHENZHEN-OPL</text:p>
          </table:table-cell>
          <table:table-cell office:value-type="string" calcext:value-type="string">
            <text:p>TVS DIODE 15VWM 24.4VC SMB</text:p>
          </table:table-cell>
          <table:table-cell/>
        </table:table-row>
        <table:table-row table:style-name="ro1">
          <table:table-cell office:value-type="string" calcext:value-type="string">
            <text:p>D2, 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V-500MA</text:p>
          </table:table-cell>
          <table:table-cell office:value-type="string" calcext:value-type="string">
            <text:p>SMD-DIODE-SCHOTTKY-20V-500MA(SOD-123)P</text:p>
          </table:table-cell>
          <table:table-cell office:value-type="string" calcext:value-type="string">
            <text:p>SOD-123</text:p>
          </table:table-cell>
          <table:table-cell office:value-type="float" office:value="304020028" calcext:value-type="float">
            <text:p>304020028</text:p>
          </table:table-cell>
          <table:table-cell table:number-columns-repeated="3"/>
          <table:table-cell office:value-type="string" calcext:value-type="string">
            <text:p>MBR0520LT1G</text:p>
          </table:table-cell>
          <table:table-cell table:number-columns-repeated="3"/>
          <table:table-cell office:value-type="string" calcext:value-type="string">
            <text:p>20V-500MA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E-0603</text:p>
          </table:table-cell>
          <table:table-cell office:value-type="string" calcext:value-type="string">
            <text:p>SMD-LED-CLEAR-BLUE(0603)</text:p>
          </table:table-cell>
          <table:table-cell office:value-type="string" calcext:value-type="string">
            <text:p>LED-0603</text:p>
          </table:table-cell>
          <table:table-cell office:value-type="float" office:value="304090045" calcext:value-type="float">
            <text:p>304090045</text:p>
          </table:table-cell>
          <table:table-cell/>
          <table:table-cell office:value-type="string" calcext:value-type="string">
            <text:p>ESP</text:p>
          </table:table-cell>
          <table:table-cell/>
          <table:table-cell office:value-type="string" calcext:value-type="string">
            <text:p>19-217-BHC-ZL1M2RY-3T</text:p>
          </table:table-cell>
          <table:table-cell table:number-columns-repeated="3"/>
          <table:table-cell office:value-type="string" calcext:value-type="string">
            <text:p>BLUE-0603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-0603</text:p>
          </table:table-cell>
          <table:table-cell office:value-type="string" calcext:value-type="string">
            <text:p>SMD-LED-CLEAR-GREEN(0603)</text:p>
          </table:table-cell>
          <table:table-cell office:value-type="string" calcext:value-type="string">
            <text:p>LED-0603</text:p>
          </table:table-cell>
          <table:table-cell office:value-type="float" office:value="304090043" calcext:value-type="float">
            <text:p>304090043</text:p>
          </table:table-cell>
          <table:table-cell/>
          <table:table-cell office:value-type="string" calcext:value-type="string">
            <text:p>PWR</text:p>
          </table:table-cell>
          <table:table-cell/>
          <table:table-cell office:value-type="string" calcext:value-type="string">
            <text:p>19-217-G7C-AN1P2-3T</text:p>
          </table:table-cell>
          <table:table-cell table:number-columns-repeated="3"/>
          <table:table-cell office:value-type="string" calcext:value-type="string">
            <text:p>GREEN-0603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OW-0603</text:p>
          </table:table-cell>
          <table:table-cell office:value-type="string" calcext:value-type="string">
            <text:p>SMD-LED-CLEAR-YELLOW(0603)</text:p>
          </table:table-cell>
          <table:table-cell office:value-type="string" calcext:value-type="string">
            <text:p>LED-0603</text:p>
          </table:table-cell>
          <table:table-cell office:value-type="float" office:value="304090044" calcext:value-type="float">
            <text:p>304090044</text:p>
          </table:table-cell>
          <table:table-cell/>
          <table:table-cell office:value-type="string" calcext:value-type="string">
            <text:p>ACT</text:p>
          </table:table-cell>
          <table:table-cell/>
          <table:table-cell office:value-type="string" calcext:value-type="string">
            <text:p>19-217-Y5C-AM1N1VY-3T</text:p>
          </table:table-cell>
          <table:table-cell table:number-columns-repeated="3"/>
          <table:table-cell office:value-type="string" calcext:value-type="string">
            <text:p>YELLOW-0603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-0603</text:p>
          </table:table-cell>
          <table:table-cell office:value-type="string" calcext:value-type="string">
            <text:p>SMD-LED-CLEAR-YELLOW(0603)</text:p>
          </table:table-cell>
          <table:table-cell office:value-type="string" calcext:value-type="string">
            <text:p>LED-0603</text:p>
          </table:table-cell>
          <table:table-cell office:value-type="float" office:value="304090044" calcext:value-type="float">
            <text:p>304090044</text:p>
          </table:table-cell>
          <table:table-cell/>
          <table:table-cell office:value-type="string" calcext:value-type="string">
            <text:p>D13</text:p>
          </table:table-cell>
          <table:table-cell/>
          <table:table-cell office:value-type="string" calcext:value-type="string">
            <text:p>19-217-Y5C-AM1N1VY-3T</text:p>
          </table:table-cell>
          <table:table-cell table:number-columns-repeated="3"/>
          <table:table-cell office:value-type="string" calcext:value-type="string">
            <text:p>YELLOW-0603</text:p>
          </table:table-cell>
        </table:table-row>
        <table:table-row table:style-name="ro1">
          <table:table-cell office:value-type="string" calcext:value-type="string">
            <text:p>ES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TR5V0U2X</text:p>
          </table:table-cell>
          <table:table-cell office:value-type="string" calcext:value-type="string">
            <text:p>SMD-DIODE-TVS-5.5V</text:p>
          </table:table-cell>
          <table:table-cell office:value-type="string" calcext:value-type="string">
            <text:p>SOT-143B</text:p>
          </table:table-cell>
          <table:table-cell office:value-type="float" office:value="304050022" calcext:value-type="float">
            <text:p>304050022</text:p>
          </table:table-cell>
          <table:table-cell table:number-columns-repeated="3"/>
          <table:table-cell office:value-type="string" calcext:value-type="string">
            <text:p>NXP</text:p>
          </table:table-cell>
          <table:table-cell office:value-type="string" calcext:value-type="string">
            <text:p>PRTR5V0U2X,215</text:p>
          </table:table-cell>
          <table:table-cell/>
          <table:table-cell office:value-type="float" office:value="304050022" calcext:value-type="float">
            <text:p>304050022</text:p>
          </table:table-cell>
          <table:table-cell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D1206R500SF</text:p>
          </table:table-cell>
          <table:table-cell office:value-type="string" calcext:value-type="string">
            <text:p>SMD-PPTC-500MA(1206)</text:p>
          </table:table-cell>
          <table:table-cell office:value-type="string" calcext:value-type="string">
            <text:p>F1206</text:p>
          </table:table-cell>
          <table:table-cell office:value-type="float" office:value="307010002" calcext:value-type="float">
            <text:p>307010002</text:p>
          </table:table-cell>
          <table:table-cell table:number-columns-repeated="3"/>
          <table:table-cell office:value-type="string" calcext:value-type="string">
            <text:p>SMD1206R500SF</text:p>
          </table:table-cell>
          <table:table-cell table:number-columns-repeated="3"/>
          <table:table-cell office:value-type="string" calcext:value-type="string">
            <text:p>SMD1206R500SF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-044-A</text:p>
          </table:table-cell>
          <table:table-cell office:value-type="string" calcext:value-type="string">
            <text:p>JACK-DC-044-A</text:p>
          </table:table-cell>
          <table:table-cell office:value-type="string" calcext:value-type="string">
            <text:p>DCJ3P-11.6X9.6X7.0MM</text:p>
          </table:table-cell>
          <table:table-cell office:value-type="float" office:value="320120002" calcext:value-type="float">
            <text:p>320120002</text:p>
          </table:table-cell>
          <table:table-cell table:number-columns-repeated="3"/>
          <table:table-cell office:value-type="string" calcext:value-type="string">
            <text:p>JACK-DC-044-A</text:p>
          </table:table-cell>
          <table:table-cell table:number-columns-repeated="3"/>
          <table:table-cell office:value-type="string" calcext:value-type="string">
            <text:p>DC-044-A</text:p>
          </table:table-cell>
        </table:table-row>
        <table:table-row table:style-name="ro1">
          <table:table-cell office:value-type="string" calcext:value-type="string">
            <text:p>J2, J4, J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LLOW-8P-2.54</text:p>
          </table:table-cell>
          <table:table-cell office:value-type="string" calcext:value-type="string">
            <text:p>DIP-YELLOW-FEMALE-HEADER(8P-2.54)</text:p>
          </table:table-cell>
          <table:table-cell office:value-type="string" calcext:value-type="string">
            <text:p>H8-2.54</text:p>
          </table:table-cell>
          <table:table-cell office:value-type="float" office:value="320030065" calcext:value-type="float">
            <text:p>320030065</text:p>
          </table:table-cell>
          <table:table-cell table:number-columns-repeated="3"/>
          <table:table-cell office:value-type="string" calcext:value-type="string">
            <text:p>F185-1108A1BSYC1</text:p>
          </table:table-cell>
          <table:table-cell table:number-columns-repeated="3"/>
          <table:table-cell office:value-type="string" calcext:value-type="string">
            <text:p>YELLOW-8P-2.54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OW-6P-2.54</text:p>
          </table:table-cell>
          <table:table-cell office:value-type="string" calcext:value-type="string">
            <text:p>DIP-YELLOW-FEMALE-HEADER-VERT(6P-2.54)</text:p>
          </table:table-cell>
          <table:table-cell office:value-type="string" calcext:value-type="string">
            <text:p>H6-2.54</text:p>
          </table:table-cell>
          <table:table-cell office:value-type="float" office:value="320030019" calcext:value-type="float">
            <text:p>320030019</text:p>
          </table:table-cell>
          <table:table-cell table:number-columns-repeated="3"/>
          <table:table-cell office:value-type="string" calcext:value-type="string">
            <text:p>F185-1106A1BSYA3</text:p>
          </table:table-cell>
          <table:table-cell table:number-columns-repeated="3"/>
          <table:table-cell office:value-type="string" calcext:value-type="string">
            <text:p>YELLOW-6P-2.54</text:p>
          </table:table-cell>
        </table:table-row>
        <table:table-row table:style-name="ro1">
          <table:table-cell office:value-type="string" calcext:value-type="string">
            <text:p>J6, J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P-2.0</text:p>
          </table:table-cell>
          <table:table-cell office:value-type="string" calcext:value-type="string">
            <text:p>GROVE-CONNECTOR-DIP(4P-2.0)</text:p>
          </table:table-cell>
          <table:table-cell office:value-type="string" calcext:value-type="string">
            <text:p>HW4-2.0</text:p>
          </table:table-cell>
          <table:table-cell office:value-type="float" office:value="320110033" calcext:value-type="float">
            <text:p>320110033</text:p>
          </table:table-cell>
          <table:table-cell table:number-columns-repeated="7"/>
          <table:table-cell office:value-type="string" calcext:value-type="string">
            <text:p>4P-2.0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LLOW-2X3P-2.54</text:p>
          </table:table-cell>
          <table:table-cell office:value-type="string" calcext:value-type="string">
            <text:p>DIP-YELLOW-MALE-HEADER-VERT(2X3P-2.54)</text:p>
          </table:table-cell>
          <table:table-cell office:value-type="string" calcext:value-type="string">
            <text:p>H2X3-2.54</text:p>
          </table:table-cell>
          <table:table-cell office:value-type="float" office:value="320020027" calcext:value-type="float">
            <text:p>320020027</text:p>
          </table:table-cell>
          <table:table-cell table:number-columns-repeated="3"/>
          <table:table-cell office:value-type="string" calcext:value-type="string">
            <text:p>P125-1203A0BS116A2</text:p>
          </table:table-cell>
          <table:table-cell table:number-columns-repeated="3"/>
          <table:table-cell office:value-type="string" calcext:value-type="string">
            <text:p>YELLOW-2X3P-2.54</text:p>
          </table:table-cell>
        </table:table-row>
        <table:table-row table:style-name="ro1">
          <table:table-cell office:value-type="string" calcext:value-type="string">
            <text:p>L1, L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R-2A</text:p>
          </table:table-cell>
          <table:table-cell office:value-type="string" calcext:value-type="string">
            <text:p>SMD-FERRITE-BEAD-470R-2A(0805)'0805'</text:p>
          </table:table-cell>
          <table:table-cell office:value-type="string" calcext:value-type="string">
            <text:p>L0805</text:p>
          </table:table-cell>
          <table:table-cell office:value-type="float" office:value="303030008" calcext:value-type="float">
            <text:p>303030008</text:p>
          </table:table-cell>
          <table:table-cell table:number-columns-repeated="3"/>
          <table:table-cell office:value-type="string" calcext:value-type="string">
            <text:p>WLB2012-471T20</text:p>
          </table:table-cell>
          <table:table-cell table:number-columns-repeated="3"/>
          <table:table-cell office:value-type="string" calcext:value-type="string">
            <text:p>470R-2A</text:p>
          </table:table-cell>
        </table:table-row>
        <table:table-row table:style-name="ro1">
          <table:table-cell office:value-type="string" calcext:value-type="string">
            <text:p>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R-1500MA</text:p>
          </table:table-cell>
          <table:table-cell office:value-type="string" calcext:value-type="string">
            <text:p>SMD-FERRITE-BEAD-330R-1500MA(0805)'0805'</text:p>
          </table:table-cell>
          <table:table-cell office:value-type="string" calcext:value-type="string">
            <text:p>L0805</text:p>
          </table:table-cell>
          <table:table-cell office:value-type="float" office:value="303030006" calcext:value-type="float">
            <text:p>303030006</text:p>
          </table:table-cell>
          <table:table-cell table:number-columns-repeated="3"/>
          <table:table-cell office:value-type="string" calcext:value-type="string">
            <text:p>BLM21PG331SN1D</text:p>
          </table:table-cell>
          <table:table-cell table:number-columns-repeated="3"/>
          <table:table-cell office:value-type="string" calcext:value-type="string">
            <text:p>330R-1500MA</text:p>
          </table:table-cell>
        </table:table-row>
        <table:table-row table:style-name="ro1">
          <table:table-cell office:value-type="string" calcext:value-type="string">
            <text:p>L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H-225MA</text:p>
          </table:table-cell>
          <table:table-cell office:value-type="string" calcext:value-type="string">
            <text:p>SMD-INDUCTOR-10UH-20%-2.35A(2P-5X5X4MM)</text:p>
          </table:table-cell>
          <table:table-cell office:value-type="string" calcext:value-type="string">
            <text:p>L5040S</text:p>
          </table:table-cell>
          <table:table-cell office:value-type="float" office:value="303010147" calcext:value-type="float">
            <text:p>3030101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E3407A</text:p>
          </table:table-cell>
          <table:table-cell office:value-type="string" calcext:value-type="string">
            <text:p>SMD-MOSFET-P-CH-VDC=30V-ID=4.3A-NCE3407A(SOT-23)</text:p>
          </table:table-cell>
          <table:table-cell office:value-type="string" calcext:value-type="string">
            <text:p>SOT-23</text:p>
          </table:table-cell>
          <table:table-cell office:value-type="float" office:value="305030010" calcext:value-type="float">
            <text:p>305030010</text:p>
          </table:table-cell>
          <table:table-cell table:number-columns-repeated="3"/>
          <table:table-cell office:value-type="string" calcext:value-type="string">
            <text:p>NCE3407A</text:p>
          </table:table-cell>
          <table:table-cell table:number-columns-repeated="3"/>
          <table:table-cell office:value-type="string" calcext:value-type="string">
            <text:p>NCE3407A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J2305</text:p>
          </table:table-cell>
          <table:table-cell office:value-type="string" calcext:value-type="string">
            <text:p>SMD-MOSFET-P-CH-8V-4.1A-CJ2305(SOT-23)</text:p>
          </table:table-cell>
          <table:table-cell office:value-type="string" calcext:value-type="string">
            <text:p>SOT-23</text:p>
          </table:table-cell>
          <table:table-cell office:value-type="float" office:value="305030014" calcext:value-type="float">
            <text:p>305030014</text:p>
          </table:table-cell>
          <table:table-cell table:number-columns-repeated="3"/>
          <table:table-cell office:value-type="string" calcext:value-type="string">
            <text:p>CJ2305</text:p>
          </table:table-cell>
          <table:table-cell table:number-columns-repeated="3"/>
          <table:table-cell office:value-type="string" calcext:value-type="string">
            <text:p>CJ2305</text:p>
          </table:table-cell>
        </table:table-row>
        <table:table-row table:style-name="ro1">
          <table:table-cell office:value-type="string" calcext:value-type="string">
            <text:p>R1, R9, R10, R11, R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SMD-RES-100K-5%-1/10W(0603)</text:p>
          </table:table-cell>
          <table:table-cell office:value-type="string" calcext:value-type="string">
            <text:p>R0603</text:p>
          </table:table-cell>
          <table:table-cell office:value-type="float" office:value="301010089" calcext:value-type="float">
            <text:p>301010089</text:p>
          </table:table-cell>
          <table:table-cell table:number-columns-repeated="3"/>
          <table:table-cell office:value-type="string" calcext:value-type="string">
            <text:p>RC0603JR-07100KL</text:p>
          </table:table-cell>
          <table:table-cell table:number-columns-repeated="3"/>
          <table:table-cell office:value-type="string" calcext:value-type="string">
            <text:p>100K 1/10W</text:p>
          </table:table-cell>
        </table:table-row>
        <table:table-row table:style-name="ro1">
          <table:table-cell office:value-type="string" calcext:value-type="string">
            <text:p>R12, R14, R15, R24, R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SMD-RES-10K-5%-1/10W(0603)</text:p>
          </table:table-cell>
          <table:table-cell office:value-type="string" calcext:value-type="string">
            <text:p>R0603</text:p>
          </table:table-cell>
          <table:table-cell office:value-type="float" office:value="301010293" calcext:value-type="float">
            <text:p>301010293</text:p>
          </table:table-cell>
          <table:table-cell table:number-columns-repeated="3"/>
          <table:table-cell office:value-type="string" calcext:value-type="string">
            <text:p>RC0603JR-0710KL</text:p>
          </table:table-cell>
          <table:table-cell table:number-columns-repeated="3"/>
          <table:table-cell office:value-type="string" calcext:value-type="string">
            <text:p>10K 1/10W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SMD-RES-1M-5%-1/10W(0603)</text:p>
          </table:table-cell>
          <table:table-cell office:value-type="string" calcext:value-type="string">
            <text:p>R0603</text:p>
          </table:table-cell>
          <table:table-cell office:value-type="float" office:value="301010100" calcext:value-type="float">
            <text:p>301010100</text:p>
          </table:table-cell>
          <table:table-cell table:number-columns-repeated="3"/>
          <table:table-cell office:value-type="string" calcext:value-type="string">
            <text:p>RC0603JR-071ML</text:p>
          </table:table-cell>
          <table:table-cell table:number-columns-repeated="3"/>
          <table:table-cell office:value-type="string" calcext:value-type="string">
            <text:p>1M 1/10W</text:p>
          </table:table-cell>
        </table:table-row>
        <table:table-row table:style-name="ro1">
          <table:table-cell office:value-type="string" calcext:value-type="string">
            <text:p>R16, R17, R18, R19, R22, R23, R25, R26, R27, R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SMD-RES-1K-5%-1/10W(0603)</text:p>
          </table:table-cell>
          <table:table-cell office:value-type="string" calcext:value-type="string">
            <text:p>R0603</text:p>
          </table:table-cell>
          <table:table-cell office:value-type="float" office:value="301010291" calcext:value-type="float">
            <text:p>301010291</text:p>
          </table:table-cell>
          <table:table-cell table:number-columns-repeated="3"/>
          <table:table-cell office:value-type="string" calcext:value-type="string">
            <text:p>RC0603JR-071KL</text:p>
          </table:table-cell>
          <table:table-cell table:number-columns-repeated="3"/>
          <table:table-cell office:value-type="string" calcext:value-type="string">
            <text:p>1K 1/10W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K</text:p>
          </table:table-cell>
          <table:table-cell office:value-type="string" calcext:value-type="string">
            <text:p>SMD-RES-24K-1%-1/10W(0603)</text:p>
          </table:table-cell>
          <table:table-cell office:value-type="string" calcext:value-type="string">
            <text:p>R0603</text:p>
          </table:table-cell>
          <table:table-cell office:value-type="float" office:value="301010232" calcext:value-type="float">
            <text:p>301010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SMD-RES-0R-5%-1/10W(0603)</text:p>
          </table:table-cell>
          <table:table-cell office:value-type="string" calcext:value-type="string">
            <text:p>R0603</text:p>
          </table:table-cell>
          <table:table-cell office:value-type="float" office:value="301010292" calcext:value-type="float">
            <text:p>301010292</text:p>
          </table:table-cell>
          <table:table-cell table:number-columns-repeated="3"/>
          <table:table-cell office:value-type="string" calcext:value-type="string">
            <text:p>RC0603JR-070RL</text:p>
          </table:table-cell>
          <table:table-cell table:number-columns-repeated="3"/>
          <table:table-cell office:value-type="string" calcext:value-type="string">
            <text:p>0R</text:p>
          </table:table-cell>
        </table:table-row>
        <table:table-row table:style-name="ro1">
          <table:table-cell office:value-type="string" calcext:value-type="string">
            <text:p>R3, 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SMD-RES-22R-5%-1/10W(0603)</text:p>
          </table:table-cell>
          <table:table-cell office:value-type="string" calcext:value-type="string">
            <text:p>R0603</text:p>
          </table:table-cell>
          <table:table-cell office:value-type="float" office:value="301010289" calcext:value-type="float">
            <text:p>301010289</text:p>
          </table:table-cell>
          <table:table-cell table:number-columns-repeated="3"/>
          <table:table-cell office:value-type="string" calcext:value-type="string">
            <text:p>RC0603JR-0722RL</text:p>
          </table:table-cell>
          <table:table-cell table:number-columns-repeated="3"/>
          <table:table-cell office:value-type="string" calcext:value-type="string">
            <text:p>22R</text:p>
          </table:table-cell>
        </table:table-row>
        <table:table-row table:style-name="ro1">
          <table:table-cell office:value-type="string" calcext:value-type="string">
            <text:p>R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SMD-RES-470R-5%-1/10W(0603)</text:p>
          </table:table-cell>
          <table:table-cell office:value-type="string" calcext:value-type="string">
            <text:p>R0603</text:p>
          </table:table-cell>
          <table:table-cell office:value-type="float" office:value="301010088" calcext:value-type="float">
            <text:p>301010088</text:p>
          </table:table-cell>
          <table:table-cell table:number-columns-repeated="3"/>
          <table:table-cell office:value-type="string" calcext:value-type="string">
            <text:p>RC0603JR-07470RL</text:p>
          </table:table-cell>
          <table:table-cell table:number-columns-repeated="3"/>
          <table:table-cell office:value-type="string" calcext:value-type="string">
            <text:p>470R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SMD-RES-10R-1%-1/10W(0603)</text:p>
          </table:table-cell>
          <table:table-cell office:value-type="string" calcext:value-type="string">
            <text:p>R0603</text:p>
          </table:table-cell>
          <table:table-cell office:value-type="float" office:value="301010185" calcext:value-type="float">
            <text:p>301010185</text:p>
          </table:table-cell>
          <table:table-cell table:number-columns-repeated="3"/>
          <table:table-cell office:value-type="string" calcext:value-type="string">
            <text:p>RC0603FR-0710RL</text:p>
          </table:table-cell>
          <table:table-cell table:number-columns-repeated="3"/>
          <table:table-cell office:value-type="string" calcext:value-type="string">
            <text:p>10R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SMD-RES-3.3K-5%-1/10W(0603)</text:p>
          </table:table-cell>
          <table:table-cell office:value-type="string" calcext:value-type="string">
            <text:p>R0603</text:p>
          </table:table-cell>
          <table:table-cell office:value-type="float" office:value="301010112" calcext:value-type="float">
            <text:p>3010101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 / 1%</text:p>
          </table:table-cell>
          <table:table-cell office:value-type="string" calcext:value-type="string">
            <text:p>SMD-RES-510R-1%-1/10W(0603)</text:p>
          </table:table-cell>
          <table:table-cell office:value-type="string" calcext:value-type="string">
            <text:p>R0603</text:p>
          </table:table-cell>
          <table:table-cell office:value-type="float" office:value="301010215" calcext:value-type="float">
            <text:p>301010215</text:p>
          </table:table-cell>
          <table:table-cell table:number-columns-repeated="4"/>
          <table:table-cell office:value-type="string" calcext:value-type="string">
            <text:p>510R / 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7 / 1%</text:p>
          </table:table-cell>
          <table:table-cell office:value-type="string" calcext:value-type="string">
            <text:p>SMD-RES-2.7K-1%-1/10W(0603)</text:p>
          </table:table-cell>
          <table:table-cell office:value-type="string" calcext:value-type="string">
            <text:p>R0603</text:p>
          </table:table-cell>
          <table:table-cell office:value-type="float" office:value="301010193" calcext:value-type="float">
            <text:p>301010193</text:p>
          </table:table-cell>
          <table:table-cell table:number-columns-repeated="4"/>
          <table:table-cell office:value-type="string" calcext:value-type="string">
            <text:p>2K7 / 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-1101F</text:p>
          </table:table-cell>
          <table:table-cell office:value-type="string" calcext:value-type="string">
            <text:p>DIP-BUTTON(2P-6.0X3.0X4.3MM)-TS-1101F</text:p>
          </table:table-cell>
          <table:table-cell office:value-type="string" calcext:value-type="string">
            <text:p>SW2-5.0-6.0X3.0X4.3MM</text:p>
          </table:table-cell>
          <table:table-cell office:value-type="float" office:value="311020025" calcext:value-type="float">
            <text:p>311020025</text:p>
          </table:table-cell>
          <table:table-cell table:number-columns-repeated="3"/>
          <table:table-cell office:value-type="string" calcext:value-type="string">
            <text:p>TS-1101F</text:p>
          </table:table-cell>
          <table:table-cell table:number-columns-repeated="3"/>
          <table:table-cell office:value-type="string" calcext:value-type="string">
            <text:p>TS-1101F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JT1117-3.3</text:p>
          </table:table-cell>
          <table:table-cell office:value-type="string" calcext:value-type="string">
            <text:p>PMIC-CJT1117-3.3(SOT223)</text:p>
          </table:table-cell>
          <table:table-cell office:value-type="string" calcext:value-type="string">
            <text:p>SOT-223</text:p>
          </table:table-cell>
          <table:table-cell office:value-type="float" office:value="310030097" calcext:value-type="float">
            <text:p>310030097</text:p>
          </table:table-cell>
          <table:table-cell table:number-columns-repeated="3"/>
          <table:table-cell office:value-type="string" calcext:value-type="string">
            <text:p>CJT1117-3.3</text:p>
          </table:table-cell>
          <table:table-cell table:number-columns-repeated="3"/>
          <table:table-cell office:value-type="string" calcext:value-type="string">
            <text:p>CJT1117-3.3-SOT223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1496DJ-SOT23-8</text:p>
          </table:table-cell>
          <table:table-cell office:value-type="string" calcext:value-type="string">
            <text:p>PMIC-MP1496DJ(SOT23-8)</text:p>
          </table:table-cell>
          <table:table-cell office:value-type="string" calcext:value-type="string">
            <text:p>SOT-23-8</text:p>
          </table:table-cell>
          <table:table-cell office:value-type="float" office:value="310030121" calcext:value-type="float">
            <text:p>310030121</text:p>
          </table:table-cell>
          <table:table-cell table:number-columns-repeated="3"/>
          <table:table-cell office:value-type="string" calcext:value-type="string">
            <text:p>MP1496DJ</text:p>
          </table:table-cell>
          <table:table-cell table:number-columns-repeated="3"/>
          <table:table-cell office:value-type="string" calcext:value-type="string">
            <text:p>MP1496DJ-SOT23-8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-12F / OPL: 317060163</text:p>
          </table:table-cell>
          <table:table-cell table:number-columns-repeated="2" office:value-type="string" calcext:value-type="string">
            <text:p>ESP-12F</text:p>
          </table:table-cell>
          <table:table-cell office:value-type="float" office:value="317060163" calcext:value-type="float">
            <text:p>3170601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ATECC608(SOIC8)</text:p>
          </table:table-cell>
          <table:table-cell office:value-type="string" calcext:value-type="string">
            <text:p>SOIC8-1.27-5X4MM</text:p>
          </table:table-cell>
          <table:table-cell table:number-columns-repeated="2" office:value-type="string" calcext:value-type="string">
            <text:p>ATECC608A-SSHDA-B (SOIC-8)</text:p>
          </table:table-cell>
          <table:table-cell/>
          <table:table-cell office:value-type="string" calcext:value-type="string">
            <text:p>https://www.mouser.com/ProductDetail/556-ATECC608ASSHDAB</text:p>
          </table:table-cell>
          <table:table-cell office:value-type="string" calcext:value-type="string">
            <text:p>ATECC608A-SSHDA-B</text:p>
          </table:table-cell>
          <table:table-cell table:number-columns-repeated="3"/>
          <table:table-cell office:value-type="string" calcext:value-type="string">
            <text:p>ATECC608-SOIC8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U4-MUR-QFN44</text:p>
          </table:table-cell>
          <table:table-cell office:value-type="string" calcext:value-type="string">
            <text:p>MCU-ATMEGA32U4-MUR(VQFN44)</text:p>
          </table:table-cell>
          <table:table-cell office:value-type="string" calcext:value-type="string">
            <text:p>QFN44G-0.5-7X7MM</text:p>
          </table:table-cell>
          <table:table-cell office:value-type="float" office:value="310010016" calcext:value-type="float">
            <text:p>310010016</text:p>
          </table:table-cell>
          <table:table-cell office:value-type="string" calcext:value-type="string">
            <text:p>Primary socket - QFN44</text:p>
          </table:table-cell>
          <table:table-cell table:number-columns-repeated="2"/>
          <table:table-cell office:value-type="string" calcext:value-type="string">
            <text:p>ATMEGA32U4-MUR</text:p>
          </table:table-cell>
          <table:table-cell table:number-columns-repeated="3"/>
          <table:table-cell office:value-type="string" calcext:value-type="string">
            <text:p>ATMEGA32U4-MUR-QFN44</text:p>
          </table:table-cell>
        </table:table-row>
        <table:table-row table:style-name="ro1">
          <table:table-cell office:value-type="string" calcext:value-type="string">
            <text:p>US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-USB-001G</text:p>
          </table:table-cell>
          <table:table-cell office:value-type="string" calcext:value-type="string">
            <text:p>MICRO-USB-SMD-B-WITHOUT-POST-W/P(ST-USB-001G)</text:p>
          </table:table-cell>
          <table:table-cell office:value-type="string" calcext:value-type="string">
            <text:p>MICRO-USB5+4P-SMD-0.65-B</text:p>
          </table:table-cell>
          <table:table-cell office:value-type="float" office:value="320010000" calcext:value-type="float">
            <text:p>320010000</text:p>
          </table:table-cell>
          <table:table-cell table:number-columns-repeated="3"/>
          <table:table-cell office:value-type="string" calcext:value-type="string">
            <text:p>ST-USB-001G</text:p>
          </table:table-cell>
          <table:table-cell table:number-columns-repeated="3"/>
          <table:table-cell office:value-type="string" calcext:value-type="string">
            <text:p>ST-USB-001G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306010049_XTAL_16MHZ-3225_4P</text:p>
          </table:table-cell>
          <table:table-cell office:value-type="string" calcext:value-type="string">
            <text:p>X3225_4P</text:p>
          </table:table-cell>
          <table:table-cell office:value-type="float" office:value="306010049" calcext:value-type="float">
            <text:p>306010049</text:p>
          </table:table-cell>
          <table:table-cell table:number-columns-repeated="8"/>
        </table:table-row>
      </table:table>
      <table:table table:name="AdelinoX3_BOM_Seeed" table:style-name="ta1"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MPN / Seeed SKU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table:formula="of:=[$AdelinoX3_BOM_Eagle.$A$2]" office:value-type="string" office:string-value="C1, C2, C3, C4" calcext:value-type="string">
            <text:p>C1, C2, C3, C4</text:p>
          </table:table-cell>
          <table:table-cell table:formula="of:=[$AdelinoX3_BOM_Eagle.$F$2]" office:value-type="float" office:value="302010182" calcext:value-type="float">
            <text:p>302010182</text:p>
          </table:table-cell>
          <table:table-cell table:formula="of:=[$AdelinoX3_BOM_Eagle.$B$2]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$AdelinoX3_BOM_Eagle.$A$3]" office:value-type="string" office:string-value="C14, C15" calcext:value-type="string">
            <text:p>C14, C15</text:p>
          </table:table-cell>
          <table:table-cell table:formula="of:=[$AdelinoX3_BOM_Eagle.$F$3]" office:value-type="float" office:value="302010143" calcext:value-type="float">
            <text:p>302010143</text:p>
          </table:table-cell>
          <table:table-cell table:formula="of:=[$AdelinoX3_BOM_Eagle.$B$3]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$AdelinoX3_BOM_Eagle.$A$4]" office:value-type="string" office:string-value="C22" calcext:value-type="string">
            <text:p>C22</text:p>
          </table:table-cell>
          <table:table-cell table:formula="of:=[$AdelinoX3_BOM_Eagle.$F$4]" office:value-type="float" office:value="302010139" calcext:value-type="float">
            <text:p>302010139</text:p>
          </table:table-cell>
          <table:table-cell table:formula="of:=[$AdelinoX3_BOM_Eagle.$B$4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$AdelinoX3_BOM_Eagle.$A$5]" office:value-type="string" office:string-value="C5, C7, C12, C13, C16, C17, C18, C19, C20, C21, C23" calcext:value-type="string">
            <text:p>C5, C7, C12, C13, C16, C17, C18, C19, C20, C21, C23</text:p>
          </table:table-cell>
          <table:table-cell table:formula="of:=[$AdelinoX3_BOM_Eagle.$F$5]" office:value-type="float" office:value="302010138" calcext:value-type="float">
            <text:p>302010138</text:p>
          </table:table-cell>
          <table:table-cell table:formula="of:=[$AdelinoX3_BOM_Eagle.$B$5]"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$AdelinoX3_BOM_Eagle.$A$6]" office:value-type="string" office:string-value="C6" calcext:value-type="string">
            <text:p>C6</text:p>
          </table:table-cell>
          <table:table-cell table:formula="of:=[$AdelinoX3_BOM_Eagle.$F$6]" office:value-type="float" office:value="302010095" calcext:value-type="float">
            <text:p>302010095</text:p>
          </table:table-cell>
          <table:table-cell table:formula="of:=[$AdelinoX3_BOM_Eagle.$B$6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$AdelinoX3_BOM_Eagle.$A$7]" office:value-type="string" office:string-value="C8, C9, C10, C11" calcext:value-type="string">
            <text:p>C8, C9, C10, C11</text:p>
          </table:table-cell>
          <table:table-cell table:formula="of:=[$AdelinoX3_BOM_Eagle.$F$7]" office:value-type="float" office:value="302010178" calcext:value-type="float">
            <text:p>302010178</text:p>
          </table:table-cell>
          <table:table-cell table:formula="of:=[$AdelinoX3_BOM_Eagle.$B$7]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$AdelinoX3_BOM_Eagle.$A$8]" office:value-type="string" office:string-value="D1" calcext:value-type="string">
            <text:p>D1</text:p>
          </table:table-cell>
          <table:table-cell table:formula="of:=[$AdelinoX3_BOM_Eagle.$F$8]" office:value-type="string" office:string-value="SMBJ15CA-13-F" calcext:value-type="string">
            <text:p>SMBJ15CA-13-F</text:p>
          </table:table-cell>
          <table:table-cell table:formula="of:=[$AdelinoX3_BOM_Eagle.$B$8]" office:value-type="float" office:value="1" calcext:value-type="float">
            <text:p>1</text:p>
          </table:table-cell>
          <table:table-cell office:value-type="string" calcext:value-type="string">
            <text:p>ShenZhen OPL</text:p>
          </table:table-cell>
        </table:table-row>
        <table:table-row table:style-name="ro1">
          <table:table-cell table:formula="of:=[$AdelinoX3_BOM_Eagle.$A$9]" office:value-type="string" office:string-value="D2, D3" calcext:value-type="string">
            <text:p>D2, D3</text:p>
          </table:table-cell>
          <table:table-cell table:formula="of:=[$AdelinoX3_BOM_Eagle.$F$9]" office:value-type="float" office:value="304020028" calcext:value-type="float">
            <text:p>304020028</text:p>
          </table:table-cell>
          <table:table-cell table:formula="of:=[$AdelinoX3_BOM_Eagle.$B$9]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$AdelinoX3_BOM_Eagle.$A$10]" office:value-type="string" office:string-value="D4" calcext:value-type="string">
            <text:p>D4</text:p>
          </table:table-cell>
          <table:table-cell table:formula="of:=[$AdelinoX3_BOM_Eagle.$F$10]" office:value-type="float" office:value="304090045" calcext:value-type="float">
            <text:p>304090045</text:p>
          </table:table-cell>
          <table:table-cell table:formula="of:=[$AdelinoX3_BOM_Eagle.$B$10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$AdelinoX3_BOM_Eagle.$A$11]" office:value-type="string" office:string-value="D5" calcext:value-type="string">
            <text:p>D5</text:p>
          </table:table-cell>
          <table:table-cell table:formula="of:=[$AdelinoX3_BOM_Eagle.$F$11]" office:value-type="float" office:value="304090043" calcext:value-type="float">
            <text:p>304090043</text:p>
          </table:table-cell>
          <table:table-cell table:formula="of:=[$AdelinoX3_BOM_Eagle.$B$11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$AdelinoX3_BOM_Eagle.$A$12]" office:value-type="string" office:string-value="D6" calcext:value-type="string">
            <text:p>D6</text:p>
          </table:table-cell>
          <table:table-cell table:formula="of:=[$AdelinoX3_BOM_Eagle.$F$12]" office:value-type="float" office:value="304090044" calcext:value-type="float">
            <text:p>304090044</text:p>
          </table:table-cell>
          <table:table-cell table:formula="of:=[$AdelinoX3_BOM_Eagle.$B$12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$AdelinoX3_BOM_Eagle.$A$13]" office:value-type="string" office:string-value="D7" calcext:value-type="string">
            <text:p>D7</text:p>
          </table:table-cell>
          <table:table-cell table:formula="of:=[$AdelinoX3_BOM_Eagle.$F$13]" office:value-type="float" office:value="304090044" calcext:value-type="float">
            <text:p>304090044</text:p>
          </table:table-cell>
          <table:table-cell table:formula="of:=[$AdelinoX3_BOM_Eagle.$B$13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$AdelinoX3_BOM_Eagle.$A$14]" office:value-type="string" office:string-value="ESD1" calcext:value-type="string">
            <text:p>ESD1</text:p>
          </table:table-cell>
          <table:table-cell table:formula="of:=[$AdelinoX3_BOM_Eagle.$F$14]" office:value-type="float" office:value="304050022" calcext:value-type="float">
            <text:p>304050022</text:p>
          </table:table-cell>
          <table:table-cell table:formula="of:=[$AdelinoX3_BOM_Eagle.$B$14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$AdelinoX3_BOM_Eagle.$A$15]" office:value-type="string" office:string-value="F1" calcext:value-type="string">
            <text:p>F1</text:p>
          </table:table-cell>
          <table:table-cell table:formula="of:=[$AdelinoX3_BOM_Eagle.$F$15]" office:value-type="float" office:value="307010002" calcext:value-type="float">
            <text:p>307010002</text:p>
          </table:table-cell>
          <table:table-cell table:formula="of:=[$AdelinoX3_BOM_Eagle.$B$15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$AdelinoX3_BOM_Eagle.$A$16]" office:value-type="string" office:string-value="J1" calcext:value-type="string">
            <text:p>J1</text:p>
          </table:table-cell>
          <table:table-cell table:formula="of:=[$AdelinoX3_BOM_Eagle.$F$16]" office:value-type="float" office:value="320120002" calcext:value-type="float">
            <text:p>320120002</text:p>
          </table:table-cell>
          <table:table-cell table:formula="of:=[$AdelinoX3_BOM_Eagle.$B$16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$AdelinoX3_BOM_Eagle.$A$17]" office:value-type="string" office:string-value="J2, J4, J5" calcext:value-type="string">
            <text:p>J2, J4, J5</text:p>
          </table:table-cell>
          <table:table-cell table:formula="of:=[$AdelinoX3_BOM_Eagle.$F$17]" office:value-type="float" office:value="320030065" calcext:value-type="float">
            <text:p>320030065</text:p>
          </table:table-cell>
          <table:table-cell table:formula="of:=[$AdelinoX3_BOM_Eagle.$B$17]"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[$AdelinoX3_BOM_Eagle.$A$18]" office:value-type="string" office:string-value="J3" calcext:value-type="string">
            <text:p>J3</text:p>
          </table:table-cell>
          <table:table-cell table:formula="of:=[$AdelinoX3_BOM_Eagle.$F$18]" office:value-type="float" office:value="320030019" calcext:value-type="float">
            <text:p>320030019</text:p>
          </table:table-cell>
          <table:table-cell table:formula="of:=[$AdelinoX3_BOM_Eagle.$B$18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$AdelinoX3_BOM_Eagle.$A$19]" office:value-type="string" office:string-value="J6, J8" calcext:value-type="string">
            <text:p>J6, J8</text:p>
          </table:table-cell>
          <table:table-cell table:formula="of:=[$AdelinoX3_BOM_Eagle.$F$19]" office:value-type="float" office:value="320110033" calcext:value-type="float">
            <text:p>320110033</text:p>
          </table:table-cell>
          <table:table-cell table:formula="of:=[$AdelinoX3_BOM_Eagle.$B$19]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$AdelinoX3_BOM_Eagle.$A$20]" office:value-type="string" office:string-value="J7" calcext:value-type="string">
            <text:p>J7</text:p>
          </table:table-cell>
          <table:table-cell table:formula="of:=[$AdelinoX3_BOM_Eagle.$F$20]" office:value-type="float" office:value="320020027" calcext:value-type="float">
            <text:p>320020027</text:p>
          </table:table-cell>
          <table:table-cell table:formula="of:=[$AdelinoX3_BOM_Eagle.$B$20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$AdelinoX3_BOM_Eagle.$A$21]" office:value-type="string" office:string-value="L1, L4" calcext:value-type="string">
            <text:p>L1, L4</text:p>
          </table:table-cell>
          <table:table-cell table:formula="of:=[$AdelinoX3_BOM_Eagle.$F$21]" office:value-type="float" office:value="303030008" calcext:value-type="float">
            <text:p>303030008</text:p>
          </table:table-cell>
          <table:table-cell table:formula="of:=[$AdelinoX3_BOM_Eagle.$B$21]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$AdelinoX3_BOM_Eagle.$A$22]" office:value-type="string" office:string-value="L2" calcext:value-type="string">
            <text:p>L2</text:p>
          </table:table-cell>
          <table:table-cell table:formula="of:=[$AdelinoX3_BOM_Eagle.$F$22]" office:value-type="float" office:value="303030006" calcext:value-type="float">
            <text:p>303030006</text:p>
          </table:table-cell>
          <table:table-cell table:formula="of:=[$AdelinoX3_BOM_Eagle.$B$22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$AdelinoX3_BOM_Eagle.$A$23]" office:value-type="string" office:string-value="L3" calcext:value-type="string">
            <text:p>L3</text:p>
          </table:table-cell>
          <table:table-cell table:formula="of:=[$AdelinoX3_BOM_Eagle.$F$23]" office:value-type="float" office:value="303010147" calcext:value-type="float">
            <text:p>303010147</text:p>
          </table:table-cell>
          <table:table-cell table:formula="of:=[$AdelinoX3_BOM_Eagle.$B$23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$AdelinoX3_BOM_Eagle.$A$24]" office:value-type="string" office:string-value="Q1" calcext:value-type="string">
            <text:p>Q1</text:p>
          </table:table-cell>
          <table:table-cell table:formula="of:=[$AdelinoX3_BOM_Eagle.$F$24]" office:value-type="float" office:value="305030010" calcext:value-type="float">
            <text:p>305030010</text:p>
          </table:table-cell>
          <table:table-cell table:formula="of:=[$AdelinoX3_BOM_Eagle.$B$24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$AdelinoX3_BOM_Eagle.$A$25]" office:value-type="string" office:string-value="Q2" calcext:value-type="string">
            <text:p>Q2</text:p>
          </table:table-cell>
          <table:table-cell table:formula="of:=[$AdelinoX3_BOM_Eagle.$F$25]" office:value-type="float" office:value="305030014" calcext:value-type="float">
            <text:p>305030014</text:p>
          </table:table-cell>
          <table:table-cell table:formula="of:=[$AdelinoX3_BOM_Eagle.$B$25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$AdelinoX3_BOM_Eagle.$A$26]" office:value-type="string" office:string-value="R1, R9, R10, R11, R21" calcext:value-type="string">
            <text:p>R1, R9, R10, R11, R21</text:p>
          </table:table-cell>
          <table:table-cell table:formula="of:=[$AdelinoX3_BOM_Eagle.$F$26]" office:value-type="float" office:value="301010089" calcext:value-type="float">
            <text:p>301010089</text:p>
          </table:table-cell>
          <table:table-cell table:formula="of:=[$AdelinoX3_BOM_Eagle.$B$26]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$AdelinoX3_BOM_Eagle.$A$27]" office:value-type="string" office:string-value="R12, R14, R15, R24, R29" calcext:value-type="string">
            <text:p>R12, R14, R15, R24, R29</text:p>
          </table:table-cell>
          <table:table-cell table:formula="of:=[$AdelinoX3_BOM_Eagle.$F$27]" office:value-type="float" office:value="301010293" calcext:value-type="float">
            <text:p>301010293</text:p>
          </table:table-cell>
          <table:table-cell table:formula="of:=[$AdelinoX3_BOM_Eagle.$B$27]" office:value-type="float" office:value="5" calcext:value-type="float">
            <text:p>5</text:p>
          </table:table-cell>
          <table:table-cell/>
        </table:table-row>
        <table:table-row table:style-name="ro1">
          <table:table-cell table:formula="of:=[$AdelinoX3_BOM_Eagle.$A$28]" office:value-type="string" office:string-value="R13" calcext:value-type="string">
            <text:p>R13</text:p>
          </table:table-cell>
          <table:table-cell table:formula="of:=[$AdelinoX3_BOM_Eagle.$F$28]" office:value-type="float" office:value="301010100" calcext:value-type="float">
            <text:p>301010100</text:p>
          </table:table-cell>
          <table:table-cell table:formula="of:=[$AdelinoX3_BOM_Eagle.$B$28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$AdelinoX3_BOM_Eagle.$A$29]" office:value-type="string" office:string-value="R16, R17, R18, R19, R22, R23, R25, R26, R27, R28" calcext:value-type="string">
            <text:p>R16, R17, R18, R19, R22, R23, R25, R26, R27, R28</text:p>
          </table:table-cell>
          <table:table-cell table:formula="of:=[$AdelinoX3_BOM_Eagle.$F$29]" office:value-type="float" office:value="301010291" calcext:value-type="float">
            <text:p>301010291</text:p>
          </table:table-cell>
          <table:table-cell table:formula="of:=[$AdelinoX3_BOM_Eagle.$B$29]"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[$AdelinoX3_BOM_Eagle.$A$30]" office:value-type="string" office:string-value="R2" calcext:value-type="string">
            <text:p>R2</text:p>
          </table:table-cell>
          <table:table-cell table:formula="of:=[$AdelinoX3_BOM_Eagle.$F$30]" office:value-type="float" office:value="301010232" calcext:value-type="float">
            <text:p>301010232</text:p>
          </table:table-cell>
          <table:table-cell table:formula="of:=[$AdelinoX3_BOM_Eagle.$B$30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$AdelinoX3_BOM_Eagle.$A$31]" office:value-type="string" office:string-value="R20" calcext:value-type="string">
            <text:p>R20</text:p>
          </table:table-cell>
          <table:table-cell table:formula="of:=[$AdelinoX3_BOM_Eagle.$F$31]" office:value-type="float" office:value="301010292" calcext:value-type="float">
            <text:p>301010292</text:p>
          </table:table-cell>
          <table:table-cell table:formula="of:=[$AdelinoX3_BOM_Eagle.$B$31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$AdelinoX3_BOM_Eagle.$A$32]" office:value-type="string" office:string-value="R3, R4" calcext:value-type="string">
            <text:p>R3, R4</text:p>
          </table:table-cell>
          <table:table-cell table:formula="of:=[$AdelinoX3_BOM_Eagle.$F$32]" office:value-type="float" office:value="301010289" calcext:value-type="float">
            <text:p>301010289</text:p>
          </table:table-cell>
          <table:table-cell table:formula="of:=[$AdelinoX3_BOM_Eagle.$B$32]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$AdelinoX3_BOM_Eagle.$A$33]" office:value-type="string" office:string-value="R30" calcext:value-type="string">
            <text:p>R30</text:p>
          </table:table-cell>
          <table:table-cell table:formula="of:=[$AdelinoX3_BOM_Eagle.$F$33]" office:value-type="float" office:value="301010088" calcext:value-type="float">
            <text:p>301010088</text:p>
          </table:table-cell>
          <table:table-cell table:formula="of:=[$AdelinoX3_BOM_Eagle.$B$33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$AdelinoX3_BOM_Eagle.$A$34]" office:value-type="string" office:string-value="R5" calcext:value-type="string">
            <text:p>R5</text:p>
          </table:table-cell>
          <table:table-cell table:formula="of:=[$AdelinoX3_BOM_Eagle.$F$34]" office:value-type="float" office:value="301010185" calcext:value-type="float">
            <text:p>301010185</text:p>
          </table:table-cell>
          <table:table-cell table:formula="of:=[$AdelinoX3_BOM_Eagle.$B$34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$AdelinoX3_BOM_Eagle.$A$35]" office:value-type="string" office:string-value="R6" calcext:value-type="string">
            <text:p>R6</text:p>
          </table:table-cell>
          <table:table-cell table:formula="of:=[$AdelinoX3_BOM_Eagle.$F$35]" office:value-type="float" office:value="301010112" calcext:value-type="float">
            <text:p>301010112</text:p>
          </table:table-cell>
          <table:table-cell table:formula="of:=[$AdelinoX3_BOM_Eagle.$B$35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$AdelinoX3_BOM_Eagle.$A$36]" office:value-type="string" office:string-value="R7" calcext:value-type="string">
            <text:p>R7</text:p>
          </table:table-cell>
          <table:table-cell table:formula="of:=[$AdelinoX3_BOM_Eagle.$F$36]" office:value-type="float" office:value="301010215" calcext:value-type="float">
            <text:p>301010215</text:p>
          </table:table-cell>
          <table:table-cell table:formula="of:=[$AdelinoX3_BOM_Eagle.$B$36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$AdelinoX3_BOM_Eagle.$A$37]" office:value-type="string" office:string-value="R8" calcext:value-type="string">
            <text:p>R8</text:p>
          </table:table-cell>
          <table:table-cell table:formula="of:=[$AdelinoX3_BOM_Eagle.$F$37]" office:value-type="float" office:value="301010193" calcext:value-type="float">
            <text:p>301010193</text:p>
          </table:table-cell>
          <table:table-cell table:formula="of:=[$AdelinoX3_BOM_Eagle.$B$37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$AdelinoX3_BOM_Eagle.$A$38]" office:value-type="string" office:string-value="SW1" calcext:value-type="string">
            <text:p>SW1</text:p>
          </table:table-cell>
          <table:table-cell table:formula="of:=[$AdelinoX3_BOM_Eagle.$F$38]" office:value-type="float" office:value="311020025" calcext:value-type="float">
            <text:p>311020025</text:p>
          </table:table-cell>
          <table:table-cell table:formula="of:=[$AdelinoX3_BOM_Eagle.$B$38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$AdelinoX3_BOM_Eagle.$A$39]" office:value-type="string" office:string-value="U1" calcext:value-type="string">
            <text:p>U1</text:p>
          </table:table-cell>
          <table:table-cell table:formula="of:=[$AdelinoX3_BOM_Eagle.$F$39]" office:value-type="float" office:value="310030097" calcext:value-type="float">
            <text:p>310030097</text:p>
          </table:table-cell>
          <table:table-cell table:formula="of:=[$AdelinoX3_BOM_Eagle.$B$39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$AdelinoX3_BOM_Eagle.$A$40]" office:value-type="string" office:string-value="U2" calcext:value-type="string">
            <text:p>U2</text:p>
          </table:table-cell>
          <table:table-cell table:formula="of:=[$AdelinoX3_BOM_Eagle.$F$40]" office:value-type="float" office:value="310030121" calcext:value-type="float">
            <text:p>310030121</text:p>
          </table:table-cell>
          <table:table-cell table:formula="of:=[$AdelinoX3_BOM_Eagle.$B$40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$AdelinoX3_BOM_Eagle.$A$41]" office:value-type="string" office:string-value="U3" calcext:value-type="string">
            <text:p>U3</text:p>
          </table:table-cell>
          <table:table-cell table:formula="of:=[$AdelinoX3_BOM_Eagle.$F$41]" office:value-type="float" office:value="317060163" calcext:value-type="float">
            <text:p>317060163</text:p>
          </table:table-cell>
          <table:table-cell table:formula="of:=[$AdelinoX3_BOM_Eagle.$B$41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$AdelinoX3_BOM_Eagle.$A$42]" office:value-type="string" office:string-value="U4" calcext:value-type="string">
            <text:p>U4</text:p>
          </table:table-cell>
          <table:table-cell table:formula="of:=[$AdelinoX3_BOM_Eagle.$F$42]" office:value-type="string" office:string-value="ATECC608A-SSHDA-B (SOIC-8)" calcext:value-type="string">
            <text:p>ATECC608A-SSHDA-B (SOIC-8)</text:p>
          </table:table-cell>
          <table:table-cell table:formula="of:=[$AdelinoX3_BOM_Eagle.$B$42]" office:value-type="float" office:value="1" calcext:value-type="float">
            <text:p>1</text:p>
          </table:table-cell>
          <table:table-cell office:value-type="string" calcext:value-type="string">
            <text:p>https://www.mouser.com/ProductDetail/556-ATECC608ASSHDAB</text:p>
          </table:table-cell>
        </table:table-row>
        <table:table-row table:style-name="ro1">
          <table:table-cell table:formula="of:=[$AdelinoX3_BOM_Eagle.$A$43]" office:value-type="string" office:string-value="U5" calcext:value-type="string">
            <text:p>U5</text:p>
          </table:table-cell>
          <table:table-cell table:formula="of:=[$AdelinoX3_BOM_Eagle.$F$43]" office:value-type="float" office:value="310010016" calcext:value-type="float">
            <text:p>310010016</text:p>
          </table:table-cell>
          <table:table-cell table:formula="of:=[$AdelinoX3_BOM_Eagle.$B$43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$AdelinoX3_BOM_Eagle.$A$44]" office:value-type="string" office:string-value="USB1" calcext:value-type="string">
            <text:p>USB1</text:p>
          </table:table-cell>
          <table:table-cell table:formula="of:=[$AdelinoX3_BOM_Eagle.$F$44]" office:value-type="float" office:value="320010000" calcext:value-type="float">
            <text:p>320010000</text:p>
          </table:table-cell>
          <table:table-cell table:formula="of:=[$AdelinoX3_BOM_Eagle.$B$44]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$AdelinoX3_BOM_Eagle.$A$45]" office:value-type="string" office:string-value="X1" calcext:value-type="string">
            <text:p>X1</text:p>
          </table:table-cell>
          <table:table-cell table:formula="of:=[$AdelinoX3_BOM_Eagle.$F$45]" office:value-type="float" office:value="306010049" calcext:value-type="float">
            <text:p>306010049</text:p>
          </table:table-cell>
          <table:table-cell table:formula="of:=[$AdelinoX3_BOM_Eagle.$B$45]" office:value-type="float" office:value="1" calcext:value-type="float">
            <text:p>1</text:p>
          </table:table-cell>
          <table:table-cell/>
        </table:table-row>
      </table:table>
      <table:named-expressions/>
      <table:database-ranges>
        <table:database-range table:name="__Anonymous_Sheet_DB__0" table:target-range-address="AdelinoX3_BOM_Eagle.A1:AdelinoX3_BOM_Eagle.N4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Noto Sans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2T17:50:25.645870267</dc:date>
    <meta:editing-duration>PT15M53S</meta:editing-duration>
    <meta:editing-cycles>1</meta:editing-cycles>
    <meta:document-statistic meta:table-count="2" meta:cell-count="498" meta:object-count="0"/>
    <meta:generator>LibreOffice/6.0.7.3$Linux_X86_64 LibreOffice_project/00m0$Build-3</meta:generator>
  </office:meta>
</office:document-meta>
</file>